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pre" style:family="table">
      <style:table-properties style:width="27.7cm" table:align="margins"/>
    </style:style>
    <style:style style:name="apre.A" style:family="table-column">
      <style:table-column-properties style:column-width="1.027cm" style:rel-column-width="2429*"/>
    </style:style>
    <style:style style:name="apre.B" style:family="table-column">
      <style:table-column-properties style:column-width="5.219cm" style:rel-column-width="12347*"/>
    </style:style>
    <style:style style:name="apre.C" style:family="table-column">
      <style:table-column-properties style:column-width="9.183cm" style:rel-column-width="21726*"/>
    </style:style>
    <style:style style:name="apre.D" style:family="table-column">
      <style:table-column-properties style:column-width="1.083cm" style:rel-column-width="2564*"/>
    </style:style>
    <style:style style:name="apre.E" style:family="table-column">
      <style:table-column-properties style:column-width="3.679cm" style:rel-column-width="8704*"/>
    </style:style>
    <style:style style:name="apre.F" style:family="table-column">
      <style:table-column-properties style:column-width="1.397cm" style:rel-column-width="3306*"/>
    </style:style>
    <style:style style:name="apre.G" style:family="table-column">
      <style:table-column-properties style:column-width="1.369cm" style:rel-column-width="3238*"/>
    </style:style>
    <style:style style:name="apre.H" style:family="table-column">
      <style:table-column-properties style:column-width="2.311cm" style:rel-column-width="5465*"/>
    </style:style>
    <style:style style:name="apre.I" style:family="table-column">
      <style:table-column-properties style:column-width="0.741cm" style:rel-column-width="1754*"/>
    </style:style>
    <style:style style:name="apre.J" style:family="table-column">
      <style:table-column-properties style:column-width="1.692cm" style:rel-column-width="4002*"/>
    </style:style>
    <style:style style:name="ap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pre.J1" style:family="table-cell">
      <style:table-cell-properties fo:padding="0.097cm" fo:border="0.002cm solid #000000"/>
    </style:style>
    <style:style style:name="apre.A2" style:family="table-cell">
      <style:table-cell-properties fo:padding="0.097cm" fo:border-left="0.002cm solid #000000" fo:border-right="none" fo:border-top="none" fo:border-bottom="0.002cm solid #000000"/>
    </style:style>
    <style:style style:name="apre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>
        <style:tab-stops>
          <style:tab-stop style:position="1.27cm"/>
          <style:tab-stop style:position="6.244cm"/>
          <style:tab-stop style:position="13.653cm"/>
          <style:tab-stop style:position="18.653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7cm"/>
          <style:tab-stop style:position="6.244cm"/>
          <style:tab-stop style:position="13.653cm"/>
          <style:tab-stop style:position="18.68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27cm"/>
          <style:tab-stop style:position="6.244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iementfoyer_titurib"/>
        <text:user-field-decl office:value-type="string" office:string-value="" text:name="paiementfoyer_nomprenomtiturib"/>
        <text:user-field-decl office:value-type="string" office:string-value="" text:name="adresse_adress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aiementfoyer_etaban"/>
        <text:user-field-decl office:value-type="string" office:string-value="" text:name="paiementfoyer_guiban"/>
        <text:user-field-decl office:value-type="string" office:string-value="" text:name="paiementfoyer_numcomptban"/>
        <text:user-field-decl office:value-type="string" office:string-value="" text:name="paiementfoyer_clerib"/>
        <text:user-field-decl office:value-type="string" office:string-value="" text:name="apre_allocation"/>
        <text:user-field-decl office:value-type="string" office:string-value="" text:name="etatliquidatif_etatliquidation"/>
        <text:user-field-decl office:value-type="string" office:string-value="" text:name="etatliquidatif_entitefi"/>
        <text:user-field-decl office:value-type="string" office:string-value="" text:name="budgetapre_exercicebudgetai"/>
        <text:user-field-decl office:value-type="string" office:string-value="" text:name="etatliquidatif_libellecdr"/>
        <text:user-field-decl office:value-type="string" office:string-value="" text:name="etatliquidatif_operation"/>
        <text:user-field-decl office:value-type="string" office:string-value="" text:name="etatliquidatif_natureanalytique"/>
        <text:user-field-decl office:value-type="string" office:string-value="" text:name="etatliquidatif_objet"/>
        <text:user-field-decl office:value-type="string" office:string-value="" text:name="etatliquidatif_tranche"/>
        <text:user-field-decl office:value-type="string" office:string-value="" text:name="budgetapre_montantattretat"/>
        <text:user-field-decl office:value-type="string" office:string-value="" text:name="etatliquidatif_lib_natureanalytique"/>
        <text:user-field-decl office:value-type="string" office:string-value="" text:name="etatliquidatif_montanttotalapre"/>
      </text:user-field-decls>
      <text:p text:style-name="P6">État de liquidation</text:p>
      <text:p text:style-name="P4"><text:tab/><text:span text:style-name="T1">Entité financière:</text:span><text:span text:style-name="T2"><text:tab/></text:span><text:user-field-get text:name="etatliquidatif_entitefi"/><text:tab/><text:span text:style-name="T1">Opération:</text:span><text:span text:style-name="T2"><text:tab/></text:span><text:span text:style-name="T2"><text:user-field-get text:name="etatliquidatif_operation"/></text:span></text:p>
      <text:p text:style-name="P4"><text:tab/><text:span text:style-name="T1">Exercice budgétaire:</text:span><text:span text:style-name="T2"><text:tab/></text:span><text:span text:style-name="T2"><text:user-field-get text:name="budgetapre_exercicebudgetai"/></text:span><text:tab/><text:span text:style-name="T1">Nature analytique:</text:span><text:span text:style-name="T2"><text:tab/></text:span><text:span text:style-name="T2"><text:user-field-get text:name="etatliquidatif_lib_natureanalytique"/></text:span></text:p>
      <text:p text:style-name="P5"><text:tab/><text:span text:style-name="T1">Cdr:</text:span><text:span text:style-name="T2"><text:tab/></text:span><text:span text:style-name="T2"><text:user-field-get text:name="etatliquidatif_libellecdr"/></text:span><text:tab/><text:span text:style-name="T1">Objet:</text:span><text:span text:style-name="T2"><text:tab/></text:span><text:span text:style-name="T2"><text:user-field-get text:name="etatliquidatif_objet"/></text:span></text:p>
      <text:p text:style-name="Standard"/>
      <table:table table:name="apre" table:style-name="apre">
        <table:table-column table:style-name="apre.A"/>
        <table:table-column table:style-name="apre.B"/>
        <table:table-column table:style-name="apre.C"/>
        <table:table-column table:style-name="apre.D"/>
        <table:table-column table:style-name="apre.E"/>
        <table:table-column table:style-name="apre.F"/>
        <table:table-column table:style-name="apre.G"/>
        <table:table-column table:style-name="apre.H"/>
        <table:table-column table:style-name="apre.I"/>
        <table:table-column table:style-name="apre.J"/>
        <table:table-header-rows>
          <table:table-row>
            <table:table-cell table:style-name="apre.A1" office:value-type="string">
              <text:p text:style-name="Table_20_Heading">Titre</text:p>
            </table:table-cell>
            <table:table-cell table:style-name="apre.A1" office:value-type="string">
              <text:p text:style-name="Table_20_Heading">Nom Prénom</text:p>
            </table:table-cell>
            <table:table-cell table:style-name="apre.A1" office:value-type="string">
              <text:p text:style-name="Table_20_Heading">Adresse</text:p>
            </table:table-cell>
            <table:table-cell table:style-name="apre.A1" office:value-type="string">
              <text:p text:style-name="Table_20_Heading">C.P.</text:p>
            </table:table-cell>
            <table:table-cell table:style-name="apre.A1" office:value-type="string">
              <text:p text:style-name="Table_20_Heading">Ville</text:p>
            </table:table-cell>
            <table:table-cell table:style-name="apre.A1" office:value-type="string">
              <text:p text:style-name="Table_20_Heading">Banque</text:p>
            </table:table-cell>
            <table:table-cell table:style-name="apre.A1" office:value-type="string">
              <text:p text:style-name="Table_20_Heading">Guichet</text:p>
            </table:table-cell>
            <table:table-cell table:style-name="apre.A1" office:value-type="string">
              <text:p text:style-name="Table_20_Heading">Compte</text:p>
            </table:table-cell>
            <table:table-cell table:style-name="apre.A1" office:value-type="string">
              <text:p text:style-name="Table_20_Heading">RIB</text:p>
            </table:table-cell>
            <table:table-cell table:style-name="apre.J1" office:value-type="string">
              <text:p text:style-name="Table_20_Heading">Allocation</text:p>
            </table:table-cell>
          </table:table-row>
        </table:table-header-rows>
        <table:table-row>
          <table:table-cell table:style-name="apre.A2" office:value-type="string">
            <text:p text:style-name="Table_20_Contents"><text:user-field-get text:name="paiementfoyer_titurib"/></text:p>
          </table:table-cell>
          <table:table-cell table:style-name="apre.A2" office:value-type="string">
            <text:p text:style-name="Table_20_Contents"><text:user-field-get text:name="paiementfoyer_nomprenomtiturib"/></text:p>
          </table:table-cell>
          <table:table-cell table:style-name="apre.A2" office:value-type="string">
            <text:p text:style-name="Table_20_Contents"><text:user-field-get text:name="adresse_adresse"/></text:p>
          </table:table-cell>
          <table:table-cell table:style-name="apre.A2" office:value-type="string">
            <text:p text:style-name="Table_20_Contents"><text:user-field-get text:name="adresse_codepos"/></text:p>
          </table:table-cell>
          <table:table-cell table:style-name="apre.A2" office:value-type="string">
            <text:p text:style-name="Table_20_Contents"><text:user-field-get text:name="adresse_locaadr"/></text:p>
          </table:table-cell>
          <table:table-cell table:style-name="apre.A2" office:value-type="string">
            <text:p text:style-name="Table_20_Contents"><text:user-field-get text:name="paiementfoyer_etaban"/></text:p>
          </table:table-cell>
          <table:table-cell table:style-name="apre.A2" office:value-type="string">
            <text:p text:style-name="Table_20_Contents"><text:user-field-get text:name="paiementfoyer_guiban"/></text:p>
          </table:table-cell>
          <table:table-cell table:style-name="apre.A2" office:value-type="string">
            <text:p text:style-name="Table_20_Contents"><text:user-field-get text:name="paiementfoyer_numcomptban"/></text:p>
          </table:table-cell>
          <table:table-cell table:style-name="apre.A2" office:value-type="string">
            <text:p text:style-name="Table_20_Contents"><text:user-field-get text:name="paiementfoyer_clerib"/></text:p>
          </table:table-cell>
          <table:table-cell table:style-name="apre.J2" office:value-type="string">
            <text:p text:style-name="P2"><text:user-field-get text:name="apre_allocation"/></text:p>
          </table:table-cell>
        </table:table-row>
      </table:table>
      <text:p text:style-name="P3"><text:tab/><text:tab/><text:tab/><text:tab/><text:tab/><text:tab/><text:tab/><text:tab/><text:tab/><text:tab/><text:tab/><text:tab/><text:tab/><text:tab/><text:tab/><text:tab/>Total: <text:user-field-get text:name="etatliquidatif_montanttotalapr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2" fo:font-size="8pt"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date style:data-style-name="N79" text:date-value="2009-12-15T11:45:56" text:fixed="true">mardi 15 décembre 2009</text:date><text:tab/>Page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09-12-15T10:30:43</meta:creation-date>
    <meta:generator>OpenOffice.org/3.0$Linux OpenOffice.org_project/300m15$Build-9379</meta:generator>
    <dc:date>2009-12-16T11:32:45</dc:date>
    <meta:editing-duration>PT06H10M02S</meta:editing-duration>
    <meta:editing-cycles>30</meta:editing-cycles>
    <meta:document-statistic meta:table-count="1" meta:image-count="0" meta:object-count="0" meta:page-count="1" meta:paragraph-count="26" meta:word-count="30" meta:character-count="242"/>
  </office:meta>
</office:document-meta>
</file>